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Quotations">
      <loext:graphic-properties draw:fill="solid" draw:fill-color="#f0f0f0" draw:opacity="100%"/>
      <style:paragraph-properties fo:margin-left="0.3937in" fo:margin-right="0.3937in" style:line-height-at-least="0.25in" fo:text-align="center" style:justify-single-word="false" fo:text-indent="0in" style:auto-text-indent="false" fo:background-color="#f0f0f0" fo:padding="0in" fo:border="none"/>
      <style:text-properties loext:padding="0in" loext:border="none"/>
    </style:style>
    <style:style style:name="P2" style:family="paragraph" style:parent-style-name="Quotations">
      <loext:graphic-properties draw:fill="solid" draw:fill-color="#f0f0f0" draw:opacity="100%"/>
      <style:paragraph-properties fo:margin-left="0.3937in" fo:margin-right="0.3937in" style:line-height-at-least="0.25in" fo:text-align="center" style:justify-single-word="false" fo:text-indent="0in" style:auto-text-indent="false" fo:background-color="#f0f0f0" fo:padding="0in" fo:border="none"/>
      <style:text-properties officeooo:paragraph-rsid="00058eb3" loext:padding="0in" loext:border="none"/>
    </style:style>
    <style:style style:name="P3" style:family="paragraph" style:parent-style-name="Quotations">
      <loext:graphic-properties draw:fill="solid" draw:fill-color="#f0f0f0" draw:opacity="100%"/>
      <style:paragraph-properties fo:margin-left="0.3937in" fo:margin-right="0.3937in" style:line-height-at-least="0.25in" fo:text-align="start" style:justify-single-word="false" fo:text-indent="0in" style:auto-text-indent="false" fo:background-color="#f0f0f0" fo:padding="0in" fo:border="none"/>
      <style:text-properties fo:color="#333333" loext:padding="0in" loext:border="none"/>
    </style:style>
    <style:style style:name="P4" style:family="paragraph" style:parent-style-name="Standard">
      <loext:graphic-properties draw:fill="solid" draw:fill-color="#f0f0f0" draw:opacity="100%"/>
      <style:paragraph-properties fo:margin-left="0.3937in" fo:margin-right="0.3937in" style:line-height-at-least="0.25in" fo:text-align="center" style:justify-single-word="false" fo:text-indent="0in" style:auto-text-indent="false" fo:background-color="#f0f0f0" fo:padding="0in" fo:border="none"/>
      <style:text-properties loext:padding="0in" loext:border="none"/>
    </style:style>
    <style:style style:name="P5" style:family="paragraph" style:parent-style-name="Standard">
      <loext:graphic-properties draw:fill="solid" draw:fill-color="#f0f0f0" draw:opacity="100%"/>
      <style:paragraph-properties fo:margin-left="0.3937in" fo:margin-right="0.3937in" style:line-height-at-least="0.25in" fo:text-align="center" style:justify-single-word="false" fo:text-indent="0in" style:auto-text-indent="false" fo:background-color="#f0f0f0" fo:padding="0in" fo:border="none"/>
      <style:text-properties officeooo:rsid="00069283" officeooo:paragraph-rsid="00072d6b" loext:padding="0in" loext:border="none"/>
    </style:style>
    <style:style style:name="T1" style:family="text">
      <style:text-properties fo:color="#333333"/>
    </style:style>
    <style:style style:name="T2" style:family="text">
      <style:text-properties fo:color="#333333" style:text-underline-style="solid" style:text-underline-width="auto" style:text-underline-color="font-color" fo:font-weight="bold"/>
    </style:style>
    <style:style style:name="T3" style:family="text">
      <style:text-properties fo:background-color="transparent" loext:char-shading-value="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GAGAK HAYANG KAPUJI</text:span></text:p>
      <text:p text:style-name="P4"><text:span text:style-name="T2"/></text:p>
      <text:p text:style-name="P2"><text:span text:style-name="T1">Aya gagak maling dengdeng ti pamoean. Geleber hiber bari ngaheumheum dengdeng tea kana tangkal dadap sisi lembur. Kabeneran harita katangeneun ku anjing nu kacida kabitaeunana da puguh kabeukina. Kusabab kitu, ku anjing disampeurkeun. Tapi sanggaus anjing aya dihandapeun, boro-boro ditanya teu direret-reret acan.</text:span><text:span text:style-name="T3"> </text:span></text:p>
      <text:p text:style-name="P1"><text:span text:style-name="T1">Anjing mikir piakaleun supaya dendeng tea kapimilik ku manehna. Sanggeus manggih anjing ngomong, Leuh aya manuk alus-alus teuing. Pamatukna panjang bulu hideung tapi mani lemes kitu. Manuk naon nya ngaranna? Kawasna mah moal aya tandingna dibandingkeun jeung cendrawasih ge moal eleh.”</text:span><text:span text:style-name="T3"> </text:span></text:p>
      <text:p text:style-name="P1"><text:span text:style-name="T1">Mimitina mah omongan anjing teh teu didenge. Tapi sanggeus aya omongan moal eleh ku cendrawasih, gagak atoheun pisan. Manehna kungsi beja yen cendrawasih tehmanuk pang hadena. Tapi ceuk anjing manehna moal eleh".</text:span><text:span text:style-name="T3"> </text:span></text:p>
      <text:p text:style-name="P1"><text:span text:style-name="T1">Kitu nu matak manehna ngarasa ngeunah kupamuji anjing. Malah ceuk pikirna deui asa haying ngabagi dengdeng jeung anjing. Ngan kusabab hese meulahna kahayangna teu kalaksanakeun.</text:span><text:span text:style-name="T3"> </text:span></text:p>
      <text:p text:style-name="P1"><text:span text:style-name="T1">Anjing nempo beungeut gagak marahmay sanggeus dipuji ku manehna. Ceuk pikirna pasti usahana hasil. Ceuk pikirna deui naon hesena muji-muji keur ngahontal kahayangna.Kusabab kitu pok deui anjing,”Lamun daekeun mah haying nyobat jeung manuk nu sakitu lucuna. Ngan rumasa sorangan mah sato hina.</text:span><text:span text:style-name="T3"> </text:span></text:p>
      <text:p text:style-name="P1"><text:span text:style-name="T1">Saumur-umur kudu ngadunungan, sare digolodog, rajeun manggih hakaneun oge pasesaan. Tapi najan teu bisa nyobat oge jeung manuk lucu, atuh ngadenge-ngadenge sorana. Meureun moal panasaran teuing!”.</text:span><text:span text:style-name="T3"> </text:span></text:p>
      <text:p text:style-name="P1"><text:span text:style-name="T1">Barang ngadenge pamuji anjing anu sakitu ngeunahna, gagak poho keur ngaheumheum dengdeng, ngan ngong we disada, “Gaak Gaaak” cenah. Atuh barang engab pamatukna barang pluk we dengdeng tehmurag. Anjing gancang nyantok dengdeng nu murag tea tuluy dihakan di nu bala.</text:span><text:span text:style-name="T3"> </text:span></text:p>
      <text:p text:style-name="P1"><text:span text:style-name="T1">Gagak nu hanjakaleun mah teu ditolih. Sababaraha jongjonan gagak teh cindekul we dina dahan bari ngararasakeun teu ngeunahna ku kalakuan anjing. Manehna karek ngarti yen anjing muji bebeakan tehhaying dengdeng nu keur diheumheum ku manehna.</text:span><text:span text:style-name="T3"> </text:span></text:p>
      <text:p text:style-name="P3">Ti dinya mah geleber gagak tehhiber kana tangkal kai rek neangan hileud keur ganti dengdeng nu disantok ku anj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9:55:50.574523729</meta:creation-date>
    <dc:date>2017-11-09T20:03:54.379683627</dc:date>
    <meta:editing-duration>PT8M13S</meta:editing-duration>
    <meta:editing-cycles>3</meta:editing-cycles>
    <meta:generator>LibreOffice/5.4.1.2$Linux_X86_64 LibreOffice_project/40m0$Build-2</meta:generator>
    <meta:document-statistic meta:table-count="0" meta:image-count="0" meta:object-count="0" meta:page-count="1" meta:paragraph-count="10" meta:word-count="306" meta:character-count="2121" meta:non-whitespace-character-count="1817"/>
  </office:meta>
</office:document-meta>
</file>